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
            <text:p>TransportProgressStatus</text:p>
          </table:table-cell>
          <table:table-cell table:style-name="ce8" office:value-type="string" office:string-value="Transport Progress Status. Details">
            <text:p>Transport Progress Status. Details</text:p>
          </table:table-cell>
          <table:table-cell table:style-name="ce8" office:value-type="string" office:string-value=""/>
          <table:table-cell table:style-name="ce8" office:value-type="string" office:string-value="Transport Progress Status">
            <text:p>Transport Progress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from a Transportation Network Manager to a Transport Service Provider giving the status of the whereabouts and schedule of the transport means involved in a transport service.">
            <text:p>A document sent from a Transportation Network Manager to a Transport Service Provider giving the status of the whereabouts and schedule of the transport means involved in a transport ser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Progress Status. UBL Version Identifier. Identifier">
            <text:p>Transport Progress Status. UBL Vers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Progress Status. Customization Identifier. Identifier">
            <text:p>Transport Progress Status. Customizat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Progress Status. Profile Identifier. Identifier">
            <text:p>Transport Progress Status. Profile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Progress Status. Profile Execution Identifier. Identifier">
            <text:p>Transport Progress Status. Profile Execution Identifier.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Progress Status. Identifier">
            <text:p>Transport Progress Status.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Progress Status. Copy_ Indicator. Indicator">
            <text:p>Transport Progress Status. Copy_ Indicator. Indicator</text:p>
          </table:table-cell>
          <table:table-cell table:style-name="ce9" office:value-type="string" office:string-value=""/>
          <table:table-cell office:value-type="string" table:style-name="ce9" office:string-value="Transport Progress Status">
            <text:p>Transport Progress Statu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Progress Status. UUID. Identifier">
            <text:p>Transport Progress Status. UUID. Identifier</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Progress Status. Issue Date. Date">
            <text:p>Transport Progress Status. Issue Date. Date</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Progress Status. Issue Time. Time">
            <text:p>Transport Progress Status. Issue Time. Time</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Progress Status. Note. Text">
            <text:p>Transport Progress Status. Note. Text</text:p>
          </table:table-cell>
          <table:table-cell table:style-name="ce9" office:value-type="string" office:string-value=""/>
          <table:table-cell office:value-type="string" table:style-name="ce9" office:string-value="Transport Progress Status">
            <text:p>Transport Progress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tatusAvailableIndicator">
            <text:p>StatusAvailableIndicator</text:p>
          </table:table-cell>
          <table:table-cell office:value-type="string" table:style-name="ce9" office:string-value="Transport Progress Status. Status Available_ Indicator. Indicator">
            <text:p>Transport Progress Status. Status Available_ Indicator. Indicator</text:p>
          </table:table-cell>
          <table:table-cell table:style-name="ce9" office:value-type="string" office:string-value=""/>
          <table:table-cell office:value-type="string" table:style-name="ce9" office:string-value="Transport Progress Status">
            <text:p>Transport Progress Status</text:p>
          </table:table-cell>
          <table:table-cell office:value-type="string" table:style-name="ce9" office:string-value="Status Available">
            <text:p>Status Available</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3]&lt;&gt;&quot;&quot;;CONCATENATE([.F13];&quot; &quot;;[.G13]);[.G13])"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3]&lt;&gt;&quot;&quot;;CONCATENATE([.J13];&quot;_ &quot;;[.I13];&quot;. Type&quot;);CONCATENATE([.I13];&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ransport progress information is available.">
            <text:p>Indicates whether transport progress information is availabl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Transport Progress Status. Signature">
            <text:p>Transport Progress Status. Signatur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ransport Progress Status. Sender_ Party. Party">
            <text:p>Transport Progress Status. Send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Progress Status.">
            <text:p>The party sending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ransport Progress Status. Receiver_ Party. Party">
            <text:p>Transport Progress Status. Receiv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Progress Status.">
            <text:p>The party receiving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ourceIssuerParty">
            <text:p>SourceIssuerParty</text:p>
          </table:table-cell>
          <table:table-cell table:style-name="ce10" office:value-type="string" office:string-value="Transport Progress Status. Source Issuer_ Party. Party">
            <text:p>Transport Progress Status. Source Issuer_ Party. Party</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Source Issuer">
            <text:p>Source Issu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that is the source of the Transport Progress Status.">
            <text:p>The party that is the source of the Transport Progress Statu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ProgressStatusRequestDocumentReference">
            <text:p>TransportProgressStatusRequestDocumentReference</text:p>
          </table:table-cell>
          <table:table-cell table:style-name="ce10" office:value-type="string" office:string-value="Transport Progress Status. Transport Progress Status Request_ Document Reference. Document Reference">
            <text:p>Transport Progress Status. Transport Progress Status Request_ Document Reference. Document Referenc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Progress Status Request document to which this status report is a response.">
            <text:p>A reference to the Transport Progress Status Request document to which this status report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Means">
            <text:p>TransportMeans</text:p>
          </table:table-cell>
          <table:table-cell table:style-name="ce10" office:value-type="string" office:string-value="Transport Progress Status. Transport Means">
            <text:p>Transport Progress Status. Transport Means</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Transport Means">
            <text:p>Transport Means</text:p>
          </table:table-cell>
          <table:table-cell table:style-name="ce10" office:value-type="string" office:string-value="Transport Means">
            <text:p>Transpor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Means">
            <text:p>Transport Means</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ransport means by which the current transport service is effectuated.">
            <text:p>The transport means by which the current transport service is effectua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Schedule">
            <text:p>TransportSchedule</text:p>
          </table:table-cell>
          <table:table-cell table:style-name="ce10" office:value-type="string" office:string-value="Transport Progress Status. Transport Schedule">
            <text:p>Transport Progress Status. Transport Schedule</text:p>
          </table:table-cell>
          <table:table-cell table:style-name="ce10" office:value-type="string" office:string-value=""/>
          <table:table-cell table:style-name="ce10" office:value-type="string" office:string-value="Transport Progress Status">
            <text:p>Transport Progress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ransport Schedule">
            <text:p>Transport Schedule</text:p>
          </table:table-cell>
          <table:table-cell table:style-name="ce10" office:value-type="string" office:string-value="Transport Schedule">
            <text:p>Transport Schedul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Schedule">
            <text:p>Transport Schedul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Describes the status and schedule of the transport means operating the transport service as well as the current location of the transport means.">
            <text:p>Describes the status and schedule of the transport means operating the transport service as well as the current location of the transport mea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